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stringHelpers.xml" manifest:media-type="text/xml"/>
  <manifest:file-entry manifest:full-path="Basic/Publishing/Dialogs.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Hyperlinks.xml" manifest:media-type="text/xml"/>
  <manifest:file-entry manifest:full-path="Basic/Publishing/unusedStyles.xml" manifest:media-type="text/xml"/>
  <manifest:file-entry manifest:full-path="Basic/Publishing/CleanManualFormat.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5"/></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5"/></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5"/></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5"/></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5"/></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5"/></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5"/></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5"/></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5"/></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5"/></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 text:c="3"/></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 text:c="3"/></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462480239"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2028862789"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6H53M39S</meta:editing-duration>
    <meta:editing-cycles>923</meta:editing-cycles>
    <meta:generator>LibreOffice/6.3.2.2$Linux_X86_64 LibreOffice_project/98b30e735bda24bc04ab42594c85f7fd8be07b9c</meta:generator>
    <dc:date>2019-11-21T14:05:23.464033618</dc:date>
    <meta:document-statistic meta:table-count="4" meta:image-count="0" meta:object-count="0" meta:page-count="5" meta:paragraph-count="112" meta:word-count="681" meta:character-count="5302"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Bookmarks()
	Dim bookmarks As Object
	Dim description As String
	Dim elementName As String
	Dim statusIndicator as Object
	description = "Вы уверены, что хотите удалить все закладки в текущем документе?"
	If NOT confirm(description) Then
		Exit Sub
	EndIf
	statusIndicator = ThisComponent.getCurrentController.statusIndicator
	statusIndicator.Start("Удаление закладок начато",100)
	statusIndicator.setValue(50)
	elementName = ThisComponent.Links.ElementNames(6)
	bookmarks = ThisComponent.Links.getByName(elementName)
	While bookmarks.hasElements()
		bookmark = bookmarks.getByName(bookmarks.ElementNames(0))
		bookmark.dispose()
	Wend
	statusIndicator.end()
End Sub


Sub disposePageBreaks
	Dim statusIndicator as Object
	Dim description As String
	Dim enum1 As Object
	Dim enum1Element As Object
	Dim oTextCursor As Variant
	Dim tableCursor As Variant
	description = "Вы уверены, что хотите удалить все разрывы страниц в текущем документе?"
	If NOT confirm(description) Then
		Exit Sub
	EndIf
	statusIndicator = ThisComponent.getCurrentController.statusIndicator
	statusIndicator.Start("Удаление ручных разрывов страниц начато",100)
	statusIndicator.setValue(50)
	oTextCursor = ThisComponent.Text.CreateTextCursor()
	enum1 = ThisComponent.Text.createEnumeration
	While enum1.hasMoreElements
		enum1Element = enum1.nextElement
		If enum1Element.supportsService("com.sun.star.text.Paragraph") Then
			If enum1Element.BreakType &lt;&gt; com.sun.star.style.BreakType.NONE Then
				oTextCursor.goToRange(enum1Element.getAnchor(), false)
				If NOT IsEmpty(oTextCursor.PageDescName) Then
					oTextCursor.PageDescName = ""
				End If
				oTextCursor.BreakType = com.sun.star.style.BreakType.NONE
			End If
		ElseIf enum1Element.supportsService("com.sun.star.text.TextTable") Then
			If NOT IsEmpty(enum1Element.PageDescName) Then
				enum1Element.PageDescName = ""
			End If
			enum1Element.BreakType = com.sun.star.style.BreakType.NONE
		EndIf
	Wend
	statusIndicator.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	Globalscope.BasicLibraries.LoadLibrary( "MRILib" )
	Dim description As String
	description = "Вы уверены, что хотите запустить макрос Формат?"
	If NOT confirm(description) Then
		Exit Sub
	EndIf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foundString As String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foundString = found.getString()
		If Len(foundString) &lt;&gt; 0 Then
			oTextCursor.collapseToEnd()
			oTextCursor.String = rightEnclosure
			endTextRange = oTextCursor.getEnd()
			oTextCursor.goToRange(found.start,false)
			oTextCursor.String = leftEnclosure
		EndIf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description As String
	description = "Вы уверены, что хотите запустить исправление часто встречающихся ошибок?"
	If NOT confirm(description) Then
		Exit Sub
	EndIf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erlinks.xml><?xml version="1.0" encoding="utf-8"?>
<!DOCTYPE module  PUBLIC '-//OpenOffice.org//DTD OfficeDocument 1.0//EN'  'module.dtd'>
<script:module xmlns:script="http://openoffice.org/2000/script" script:name="Hyperlinks" script:language="StarBasic">Sub removeHyperlinks()
	Dim statusIndicator as Object
	Dim aNote As Object
	statusIndicator = ThisComponent.getCurrentController.StatusIndicator
	statusIndicator.Start("Удаление гиперссылок, подождите",10)
	removeHLInText(ThisComponent.Text)
	For x = 0 to ThisComponent.FootNotes.Count -1
	  aNote = ThisComponent.FootNotes.getByIndex(x)
	  removeHLInText(aNote.Text)
	Next
	For x = 0 to ThisComponent.EndNotes.Count -1
	  aNote = ThisComponent.EndNotes.getByIndex(x)
	  removeHLInText(aNote.Text)
	Next
	statusIndicator.end()
End Sub

Sub removeHLInText(textElement)
	Dim enum1Element As Object
	Dim enum1 As Object
	Dim i As Integer
	Dim cell As Object
	enum1 = textElement.createEnumeration()
	While enum1.hasMoreElements
		enum1Element = enum1.nextElement
		If enum1Element.supportsService("com.sun.star.text.Paragraph") Then
			removeHLInPara(enum1Element)
		ElseIf enum1Element.supportsService("com.sun.star.text.TextTable") Then
			cellNames = enum1Element.cellNames
			For i = LBound(cellNames) To Ubound(cellNames)
				cell = enum1Element.getCellByName(cellNames(i))
				cellText = cell.getText()
				removeHLInText(cellText)
		    Next i
		Else 
		EndIf
	Wend 
End Sub

Sub removeHLInPara(para)
	Dim enum1Element As Object
	Dim enum1 As Object
	Dim elPropertySetInfo As Object
	Dim i As Integer
	enum1 = para.createEnumeration()
	While enum1.hasMoreElements
		enum1Element = enum1.nextElement
		elPropertySetInfo = enum1Element.getPropertySetInfo()
		If elPropertySetInfo.hasPropertyByName("HyperLinkURL") Then
			enum1Element.HyperLinkURL=""
		EndIf
	Wend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80 Then
				tCurs.CharScaleWidth = 100
				Exit Do
			EndIf
		Loop
		
		vCurs.goToStartOfLine(true)
		tLine = vCurs.Text.createTextCursorByRange(vCurs)
		vCurs.goToRange(tCurs,false)
		tLine.CharScaleWidth = 100
		Do While vCurs.isAtEndOfLine() = false AND vCurs.isAtStartOfLine() = false
			tLine.CharScaleWidth = tLine.CharScaleWidth - 5
			vCurs.goToRange(tCurs,false)
			If tLine.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Hyperlinks.removeHyper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sCmdID   = "vnd.sun.star.script:Publishing.Bookmarks.disposePageBreaks?language=Basic&amp;location=application"
  sCmdLable = "УдалРазрСтр"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TODO:
		'OR enum1Element.supportsService("com.sun.star.text.TextTable")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element library:name="Dialogs"/>
  <library:element library:name="Hyperlin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Dim description As String
	description = "Вы уверены, что хотите удалить все неиспользуемые стили?"
	If NOT confirm(description) Then
		Exit Sub
	EndIf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